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5-06-04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5-05-02 1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5-03-31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5-03-03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5-01-30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5-01-02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4-12-0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4-11-14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4-10-10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4-09-04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4-08-0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4-07-09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4-06-06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4-05-08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4-04-02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4-02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4-01-3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4-01-09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3-12-0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3-11-01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3-09-28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3-08-30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3-08-02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3-06-29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3-05-23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3-04-1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3-03-2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3-02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3-01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3-01-0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2-12-0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2-10-31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2-09-2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2-08-24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2-07-27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2-06-29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2-05-23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2-04-25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2-03-2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2-02-2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2-01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1-12-2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1-11-2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1-10-27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1-09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1-08-26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1-07-29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1-06-29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1-05-27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1-04-2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1-03-2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1-03-0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1-01-2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0-12-1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0-10-2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0-09-2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0-08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0-07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0-06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0-05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0-04-2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0-03-2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0-02-2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20-01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9-12-2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9-11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9-11-0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9-10-0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9-08-3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9-07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9-06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9-05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9-04-26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9-03-2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9-02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9-01-3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8-11-30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8-10-3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8-09-28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8-08-3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8-07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8-06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8-05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8-04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8-03-3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8-02-2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8-01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7-12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7-11-3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7-10-3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7-09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7-08-3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7-07-2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7-06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7-05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7-04-2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7-03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7-01-2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6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6-11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6-10-2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6-10-0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6-08-31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6-07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6-06-2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6-05-3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6-04-2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6-03-3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6-02-2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6-01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5-12-2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5-11-20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5-10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5-09-3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5-08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5-07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5-06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5-05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5-04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5-03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5-02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5-01-28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4-12-2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4-11-2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4-10-2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4-09-2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4-08-2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4-07-3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4-06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4-05-2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4-04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4-03-2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4-02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4-01-2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3-12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3-11-2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3-10-2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3-09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3-08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3-07-3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3-06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3-05-3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3-04-3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3-03-2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3-02-2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3-01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2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1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3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2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3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2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2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1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2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2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1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1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2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2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3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2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3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2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03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2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2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1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1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0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0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10-0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3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2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0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21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0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2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1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0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2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1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1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0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1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3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10-1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08-2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9-01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8-12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8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8-08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8-07-2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8-06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8-05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8-04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7-01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6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4-02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4-01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3-12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3-11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3-10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3-08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3-07-2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3-06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3-05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12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11-2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09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08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07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06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05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02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1-11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9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1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0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8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4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3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7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7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7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3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1076561501</text:p>
          </table:table-cell>
          <table:table-cell office:value-type="string" calcext:value-type="string">
            <text:p>PG Bc <text:s/>16</text:p>
          </table:table-cell>
          <table:table-cell office:value-type="string" calcext:value-type="string">
            <text:p>196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60" meta:object-count="0"/>
    <meta:user-defined meta:name="AppVersion">3.0</meta:user-defined>
  </office:meta>
</office:document-meta>
</file>